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0"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8c634b" officeooo:paragraph-rsid="057d3e82" style:font-name-asian="NSimSun" style:font-size-asian="12pt" style:font-style-asian="normal" style:font-weight-asian="normal" style:font-name-complex="Arial1"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821d6a" style:font-name-asian="NSimSun" style:font-size-asian="12pt" style:font-style-asian="normal" style:font-weight-asian="normal" style:font-name-complex="Arial1" style:font-size-complex="12pt" style:font-style-complex="normal" style:font-weight-complex="normal"/>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45dad8"/>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officeooo:rsid="057d3e8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10"><text:bookmark text:name="docs-internal-guid-bd2ab14d-7fff-5f72-8951-974cbb7cfe7b"/>Michael Mosimann</text:p>
      <text:p text:style-name="P6">Université de Genève</text:p>
      <text:p text:style-name="P6">Faculté des Sciences</text:p>
      <text:p text:style-name="P7">Département d’informatique</text:p>
      <text:p text:style-name="P8"/>
      <text:p text:style-name="P9"/>
      <text:p text:style-name="P11">S<text:span text:style-name="T12">ubmitted a test submission to see if the submission works. As the begins, not much discussion in the discussion tab. Just one about submission limits. Some early problems of installing all the need libraries.</text:span></text:p>
      <text:p text:style-name="P12">Flip flopping with smoke elimination and speed detection, as I have difficulties with smoke elimination, as I fear I over complicated things.</text:p>
      <text:p text:style-name="P12">So far, it seems that the participants aren’t discussing with each others, only one has giving some tips to possibly improve the sco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45dad8"/>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A</text:span><text:span text:style-name="MT5">vril</text:span><text:span text:style-name="MT4"> 2</text:span><text:span text:style-name="MT6">021</text:span></text:p>
      </style:header>
      <style:footer>
        <text:p text:style-name="MP2"><text:span text:style-name="MT7">Page </text:span><text:page-number text:select-page="current">1</text:page-number><text:s/><text:span text:style-name="MT7">sur </text:span><text:page-count>1</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14T10:05:14.267000000</dc:date>
    <meta:editing-duration>P3DT33M53S</meta:editing-duration>
    <meta:editing-cycles>1078</meta:editing-cycles>
    <meta:generator>LibreOffice/6.3.4.2$Windows_X86_64 LibreOffice_project/60da17e045e08f1793c57c00ba83cdfce946d0aa</meta:generator>
    <meta:document-statistic meta:table-count="0" meta:image-count="0" meta:object-count="0" meta:page-count="1" meta:paragraph-count="11" meta:word-count="109" meta:character-count="695" meta:non-whitespace-character-count="597"/>
  </office:meta>
</office:document-meta>
</file>